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Ivar Headline" svg:font-family="'Ivar Headline', Times, 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bold" officeooo:paragraph-rsid="000c279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normal" officeooo:paragraph-rsid="000c279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normal" officeooo:paragraph-rsid="000d9e4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normal" officeooo:paragraph-rsid="000f55f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normal" officeooo:paragraph-rsid="0011a42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normal" officeooo:rsid="000c279d" officeooo:paragraph-rsid="000c279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normal" officeooo:rsid="000c279d" officeooo:paragraph-rsid="000cfb1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normal" officeooo:rsid="000c279d" officeooo:paragraph-rsid="000d9e4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normal" officeooo:rsid="000c279d" officeooo:paragraph-rsid="0010b5a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normal" officeooo:rsid="000d9e4d" officeooo:paragraph-rsid="000d9e4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normal" officeooo:rsid="000f55f6" officeooo:paragraph-rsid="000f55f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normal" officeooo:rsid="0012e01e" officeooo:paragraph-rsid="0012e01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normal" officeooo:rsid="00134601" officeooo:paragraph-rsid="0013460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normal" officeooo:rsid="001414ee" officeooo:paragraph-rsid="001414e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officeooo:paragraph-rsid="000cfb1b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Times New Roman" officeooo:paragraph-rsid="000cfb1b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officeooo:paragraph-rsid="000cfb1b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Times New Roman" officeooo:paragraph-rsid="0010b5a8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officeooo:paragraph-rsid="0010b5a8"/>
    </style:style>
    <style:style style:name="P20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style:font-name="Arial" fo:font-size="12pt" fo:font-weight="normal" officeooo:rsid="000c279d" officeooo:paragraph-rsid="000c279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style:font-name="AriAL" fo:font-size="12pt" fo:font-weight="normal" officeooo:paragraph-rsid="001414e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/>
      <style:text-properties officeooo:paragraph-rsid="000cfb1b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2pt" fo:font-weight="normal" officeooo:paragraph-rsid="000cfb1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paragraph-rsid="000cfb1b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cfb1b"/>
    </style:style>
    <style:style style:name="P26" style:family="paragraph" style:parent-style-name="Standard">
      <style:paragraph-properties fo:text-align="justify" style:justify-single-word="false"/>
      <style:text-properties officeooo:paragraph-rsid="0010b5a8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paragraph-rsid="000cfb1b" style:text-blinking="false" style:font-size-asian="12pt" style:font-style-asian="normal" style:font-weight-asian="normal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cfb1b" style:text-blinking="false" style:font-size-asian="12pt" style:font-style-asian="normal" style:font-weight-asian="normal" style:font-size-complex="12pt" fo:background-color="#ffffff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cfb1b" style:text-blinking="false" style:font-size-asian="12pt" style:font-style-asian="normal" style:font-weight-asian="normal" fo:background-color="#ffffff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cfb1b" style:text-blinking="false" style:font-size-asian="12pt" style:font-style-asian="normal" style:font-weight-asian="normal" fo:background-color="#ffffff"/>
    </style:style>
    <style:style style:name="P31" style:family="paragraph" style:parent-style-name="Standard">
      <style:paragraph-properties fo:margin-left="0cm" fo:margin-right="0cm" fo:text-align="justify" style:justify-single-word="false" fo:text-indent="1.499cm" style:auto-text-indent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cfb1b" style:text-blinking="false" style:font-size-asian="12pt" style:font-style-asian="normal" style:font-weight-asian="normal" fo:background-color="#ffffff"/>
    </style:style>
    <style:style style:name="P3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cfb1b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0000" loext:opacity="100%" officeooo:paragraph-rsid="000cfb1b"/>
    </style:style>
    <style:style style:name="P34" style:family="paragraph" style:parent-style-name="Text_20_body">
      <style:paragraph-properties fo:text-align="justify" style:justify-single-word="false"/>
      <style:text-properties officeooo:paragraph-rsid="000cfb1b"/>
    </style:style>
    <style:style style:name="P35" style:family="paragraph" style:parent-style-name="Text_20_body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color="#000000" loext:opacity="100%" fo:font-size="12pt" fo:font-weight="bold" officeooo:paragraph-rsid="0016757a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0cm" fo:margin-right="0cm" fo:margin-top="0.101cm" fo:margin-bottom="0.101cm" style:contextual-spacing="true" style:line-height-at-least="0.847cm" fo:text-align="justify" style:justify-single-word="false" fo:orphans="2" fo:widows="2" fo:text-indent="0cm" style:auto-text-indent="false"/>
      <style:text-properties fo:color="#000000" loext:opacity="100%" fo:font-size="12pt" fo:font-weight="normal" officeooo:paragraph-rsid="001414ee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font-variant="normal" fo:text-transform="none" fo:color="#000000" loext:opacity="100%" style:font-name="Arial" fo:font-size="12pt" fo:font-style="normal" fo:font-weight="normal" officeooo:rsid="000c279d" officeooo:paragraph-rsid="000c279d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left="0cm" fo:margin-right="0cm" fo:margin-top="0.101cm" fo:margin-bottom="0.101cm" style:contextual-spacing="true" fo:line-height="150%" fo:text-align="justify" style:justify-single-word="false" fo:text-indent="0cm" style:auto-text-indent="false"/>
      <style:text-properties fo:font-variant="normal" fo:text-transform="none" fo:color="#000000" loext:opacity="100%" style:font-name="Arial" fo:font-size="12pt" fo:font-style="normal" fo:font-weight="normal" officeooo:rsid="000c279d" officeooo:paragraph-rsid="001414ee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0cm" fo:margin-right="0cm" style:line-height-at-least="0.847cm" fo:orphans="2" fo:widows="2" fo:text-indent="0cm" style:auto-text-indent="false"/>
    </style:style>
    <style:style style:name="T1" style:family="text">
      <style:text-properties fo:color="#000000" loext:opacity="100%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fo:color="#000000" loext:opacity="100%" fo:font-size="12pt" style:font-size-asian="12pt" style:font-name-complex="Times New Roman1" style:font-size-complex="12pt"/>
    </style:style>
    <style:style style:name="T3" style:family="text">
      <style:text-properties fo:color="#000000" loext:opacity="100%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loext:opacity="100%" fo:font-size="12pt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color="#000000" loext:opacity="100%" fo:font-size="12pt" fo:language="en" fo:country="US" style:font-size-asian="12pt" style:font-name-complex="Times New Roman1" style:font-size-complex="12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normal" style:font-weight-asian="normal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style:use-window-font-color="true" loext:opacity="0%" fo:font-size="12pt" fo:language="pt" fo:country="BR" fo:font-weight="bold" style:letter-kerning="false" style:font-name-asian="Times New Roman1" style:font-size-asian="12pt" style:language-asian="pt" style:country-asian="BR" style:font-weight-asian="bold" style:font-name-complex="Times New Roman1" style:font-size-complex="12pt" style:language-complex="ar" style:country-complex="SA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style:text-blinking="false" style:font-size-asian="12pt" style:font-style-asian="normal" style:font-weight-asian="normal" fo:background-color="#ffffff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text-blinking="false" style:font-size-asian="12pt" style:font-style-asian="normal" style:font-weight-asian="bold" style:font-weight-complex="bold" fo:background-color="#ffffff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style:font-size-asian="12pt" style:font-style-asian="normal" style:font-weight-asian="normal" fo:background-color="#ffffff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style:font-size-asian="12pt" style:font-style-asian="normal" style:font-weight-asian="normal" style:font-size-complex="12pt" fo:background-color="#ffffff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style:font-size-asian="12pt" style:font-style-asian="normal" style:font-weight-asian="bold" style:font-weight-complex="bold" fo:background-color="#ffffff"/>
    </style:style>
    <style:style style:name="T1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style:font-size-asian="12pt" style:font-style-asian="normal" style:font-weight-asian="bold" style:font-size-complex="12pt" style:font-weight-complex="bold" fo:background-color="#ffffff"/>
    </style:style>
    <style:style style:name="T20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21" style:family="text">
      <style:text-properties fo:font-variant="normal" fo:text-transform="none" fo:color="#000000" loext:opacity="100%" style:font-name="Arial" fo:font-size="12pt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loext:opacity="100%" style:font-name="Arial" fo:font-size="12pt" fo:font-style="italic" fo:font-weight="normal" style:font-size-asian="12pt" style:font-size-complex="12pt"/>
    </style:style>
    <style:style style:name="T23" style:family="text">
      <style:text-properties fo:font-variant="normal" fo:text-transform="none" fo:color="#990100" loext:opacity="100%" style:text-line-through-style="none" style:text-line-through-type="none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style:text-line-through-style="none" style:text-line-through-type="none" fo:font-style="normal" style:text-underline-style="none" style:text-blinking="false" style:font-style-asian="normal" fo:background-color="#ffffff"/>
    </style:style>
    <style:style style:name="T25" style:family="text">
      <style:text-properties fo:font-variant="normal" fo:text-transform="none" style:text-line-through-style="none" style:text-line-through-type="none" fo:font-style="normal" style:text-underline-style="none" officeooo:rsid="000f55f6" style:text-blinking="false" style:font-style-asian="normal" fo:background-color="#ffffff"/>
    </style:style>
    <style:style style:name="T2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style:font-style-asian="normal" style:font-weight-asian="bold" style:font-weight-complex="bold" fo:background-color="#ffffff"/>
    </style:style>
    <style:style style:name="T27" style:family="text">
      <style:text-properties fo:font-variant="normal" fo:text-transform="none" style:text-line-through-style="none" style:text-line-through-type="none" fo:font-style="normal" style:text-underline-style="none" fo:font-weight="bold" officeooo:rsid="000f55f6" style:text-blinking="false" style:font-style-asian="normal" style:font-weight-asian="bold" style:font-weight-complex="bold" fo:background-color="#ffffff"/>
    </style:style>
    <style:style style:name="T28" style:family="text">
      <style:text-properties fo:font-variant="normal" fo:text-transform="none" style:font-name="Arial" fo:font-style="normal"/>
    </style:style>
    <style:style style:name="T29" style:family="text">
      <style:text-properties fo:font-variant="normal" fo:text-transform="none" style:font-name="Arial" fo:font-style="normal" officeooo:rsid="001414ee"/>
    </style:style>
    <style:style style:name="T30" style:family="text">
      <style:text-properties fo:font-variant="normal" fo:text-transform="none" style:font-name="Arial" fo:font-style="italic"/>
    </style:style>
    <style:style style:name="T31" style:family="text">
      <style:text-properties fo:font-variant="normal" fo:text-transform="none" style:font-name="Ivar Headline" fo:font-size="18pt" fo:letter-spacing="normal" fo:font-style="normal" fo:font-weight="normal"/>
    </style:style>
    <style:style style:name="T32" style:family="text">
      <style:text-properties fo:font-variant="normal" fo:text-transform="none" fo:font-size="18pt" fo:letter-spacing="normal" fo:font-style="normal" fo:font-weight="normal"/>
    </style:style>
    <style:style style:name="T33" style:family="text">
      <style:text-properties fo:font-variant="normal" fo:text-transform="none" fo:letter-spacing="normal" fo:font-style="normal"/>
    </style:style>
    <style:style style:name="T34" style:family="text">
      <style:text-properties fo:font-variant="normal" fo:text-transform="none" fo:letter-spacing="normal" fo:font-style="normal" fo:font-weight="normal"/>
    </style:style>
    <style:style style:name="T35" style:family="text">
      <style:text-properties fo:font-variant="normal" fo:text-transform="none" fo:letter-spacing="normal" fo:font-style="normal" fo:font-weight="normal" officeooo:rsid="001414ee"/>
    </style:style>
    <style:style style:name="T36" style:family="text">
      <style:text-properties fo:font-variant="normal" fo:text-transform="none" fo:letter-spacing="normal" fo:font-style="normal" officeooo:rsid="001414ee"/>
    </style:style>
    <style:style style:name="T37" style:family="text">
      <style:text-properties fo:font-weight="normal" style:font-weight-asian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6757a" style:font-weight-asian="normal" style:font-weight-complex="normal"/>
    </style:style>
    <style:style style:name="T40" style:family="text">
      <style:text-properties style:font-weight-complex="bold"/>
    </style:style>
    <style:style style:name="T41" style:family="text">
      <style:text-properties officeooo:rsid="001414ee"/>
    </style:style>
    <style:style style:name="T42" style:family="text">
      <style:text-properties officeooo:rsid="001414ee" style:font-size-asian="12pt" style:font-weight-asian="bold" style:font-size-complex="12pt" style:font-weight-complex="bold"/>
    </style:style>
    <style:style style:name="T43" style:family="text">
      <style:text-properties officeooo:rsid="001414ee" style:font-weight-asian="bold" style:font-weight-complex="bold"/>
    </style:style>
    <style:style style:name="T44" style:family="text">
      <style:text-properties fo:color="#c9211e" loext:opacity="100%" fo:font-weight="normal" style:font-weight-asian="normal" style:font-weight-complex="normal"/>
    </style:style>
    <style:style style:name="T45" style:family="text">
      <style:text-properties fo:color="#c9211e" loext:opacity="100%" fo:font-weight="normal" officeooo:rsid="0016757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ÉTICA E ABORDAGEM CLIOMÉTRICA</text:p>
      <text:p text:style-name="P1"/>
      <text:p text:style-name="P35"><text:span text:style-name="T38">ABREU, </text:span><text:span text:style-name="T39">M.</text:span><text:span text:style-name="T37">; LAGO, L. A. C., do. A economia brasileira no Império, 1822-1889 (Texto para discussão nº 584). Rio de Janeiro: </text:span>Departamento de economia PUC-Rio<text:span text:style-name="T37">, 2012. </text:span></text:p>
      <text:p text:style-name="P1"/>
      <text:p text:style-name="P13">BRUCE, P.; BRUCE, A. Estatśitica prática para cientista de dados: 50 conceiros essenciais. Rio de Janeiro: Alta Books, 2019. </text:p>
      <text:p text:style-name="P1"/>
      <text:p text:style-name="P3">ACEMOGLU, D.; ROBINSON, J. A. Why nations fail: the origins of power, prosperity, and poverty. New York: Crown Publishers, 2012. </text:p>
      <text:p text:style-name="P1"/>
      <text:p text:style-name="P2">CARNEIRO, F. L. Estimando a influência da taxa de câmbio sobre os fluxos de comércio exterior brasileiros. Rio de Janeiro: Ipea, 2014.</text:p>
      <text:p text:style-name="P1"/>
      <text:p text:style-name="P5">CASTRO, H. O. P. de. Viabilidade econômica da escravidão no Brasil: 1880-1888. Revista Brasileira de Economia, v. 27, n. 1, p. 43-67, 1973 </text:p>
      <text:p text:style-name="P1"/>
      <text:p text:style-name="P21"><text:span text:style-name="T41">CHOW, G. </text:span><text:span text:style-name="T33">Tests of Equality Between Sets of Coefficients in Two Linear Regressions. </text:span><text:span text:style-name="T36">Econometrica, v. 28, n. 3, p. 591-605, 1960. </text:span></text:p>
      <text:p text:style-name="P1"/>
      <text:p text:style-name="P3">COSTA, E. V. da. A abolição. São Paulo: editora UNESP, 2008.</text:p>
      <text:p text:style-name="P3"/>
      <text:p text:style-name="P38"><text:bookmark text:name="65c91"/>DANTAS, C. Probabilidade: um curso introdutório. <text:span text:style-name="T41">São Paulo: </text:span>USP, 2008.</text:p>
      <text:p text:style-name="P38"/>
      <text:p text:style-name="P3"><text:span text:style-name="T24">DRESCHER, S. A abolição brasileira em perspectiva comparativa. </text:span><text:span text:style-name="T26">História Social</text:span><text:span text:style-name="T24">, São Paulo, n. 2, p. 115-162, 1995. </text:span><text:s/></text:p>
      <text:p text:style-name="P2"/>
      <text:p text:style-name="P5">EISENBERG, P. L. Escravo e proletário na história do Brasil. <text:span text:style-name="T12">Estudos econômicos</text:span>, v. 13, n. 1, p. 55-69, 1983. </text:p>
      <text:p text:style-name="P36"><text:bookmark text:name="52dc1"/><text:span text:style-name="T28">F</text:span><text:span text:style-name="T29">IGUEIREDO, F.; SILVA, J. </text:span><text:span text:style-name="T28">Desvendando os Mistérios do Coeficiente de Correlação de Pearson (r).</text:span><text:span text:style-name="Emphasis"><text:span text:style-name="T28"> </text:span></text:span><text:span text:style-name="Emphasis"><text:span text:style-name="T30">Revista Política Hoje</text:span></text:span><text:span text:style-name="T28">, Vol. 18, n. 1, 2009.</text:span></text:p>
      <text:p text:style-name="P36"><text:span text:style-name="T28"/></text:p>
      <text:p text:style-name="P4"><text:soft-page-break/>FOGEL, R. W; ENGERMAN, S.T. <text:span text:style-name="T12">Time on the Cross: The Economics of American Negro Slavery</text:span>. Boston: Little, Brown and Company, 1974. </text:p>
      <text:p text:style-name="P2"/>
      <text:p text:style-name="P4"><text:span text:style-name="T40">______</text:span>; ELTON, G.R. Cuál de los caminos al pasado? Dos visiones de la historia. Fondo de Cultura Económica, 1983. </text:p>
      <text:p text:style-name="P2"/>
      <text:p text:style-name="P4"><text:span text:style-name="T24">FURTADO, C. Formação econômica do Brasil. São Paulo Companhia das Letras, 2007. </text:span></text:p>
      <text:p text:style-name="P2"/>
      <text:p text:style-name="P14">GUJARATI, D.; PORTER, D. Econometria básica. Porto Alegre: AMGH, 2011. </text:p>
      <text:p text:style-name="P2"/>
      <text:p text:style-name="P4"><text:span text:style-name="T24">GOLDIN, C. </text:span><text:span text:style-name="T26">Urban Slavery in the American South, 1820: quantitative history</text:span><text:span text:style-name="T24">. Chicago: University of Chicago Press, 1976. </text:span></text:p>
      <text:p text:style-name="P4"><text:span text:style-name="T24"/></text:p>
      <text:p text:style-name="P4"><text:span text:style-name="T24">GORENDER, J. </text:span><text:span text:style-name="T27">A escravidão reabilitada</text:span><text:span text:style-name="T24">. São Paulo: Editora Á</text:span><text:span text:style-name="T25">tica</text:span><text:span text:style-name="T24">, 19</text:span><text:span text:style-name="T25">90</text:span><text:span text:style-name="T24">. </text:span></text:p>
      <text:p text:style-name="P4"><text:span text:style-name="T24"/></text:p>
      <text:p text:style-name="P6">HEGEL, g. A razão na história: uma introdução geral à filosofia da história. São Paulo: Centauro, 2001. </text:p>
      <text:p text:style-name="P6"/>
      <text:p text:style-name="P12">KARASCH, M. From porterage to proprietorship: african occupation in Rio de Janeiro, 1808-1850. Princeton: Princeton University Press, 1975. </text:p>
      <text:p text:style-name="P6"/>
      <text:p text:style-name="P7">KLEIN, H. S. A demografia do tráfico atlântico de escravos para o Brasil. <text:span text:style-name="T12">Estudos econômicos</text:span>, v. 17, n. 2, p. 129-149, 1987. </text:p>
      <text:p text:style-name="P6"/>
      <text:p text:style-name="P9"><text:span text:style-name="T24">KODAMA, K. et al. Mortalidade escrava durante a epidemia de cólera no Rio de Janeiro (1855 – 1856): uma análise preliminar. </text:span><text:span text:style-name="T26">História, Ciências, Saúde – Manguinhos</text:span><text:span text:style-name="T24">, Rio de Janeiro, v. 19, supl., p. 59-79, 2012. </text:span></text:p>
      <text:p text:style-name="P6"/>
      <text:p text:style-name="P8">LAGO, L. A. C. do. O surgimento da escravidão e a transição para o trabalho livre no Brasil: um modelo teórico simples e uma visão de longo prazo. <text:span text:style-name="T12">Revista brasileira de economia</text:span>, Rio de Janeiro, v. 42, n. 4, p. 317-369, 1988. </text:p>
      <text:p text:style-name="P6"/>
      <text:p text:style-name="P19">MELLO, P. C. de. Aspectos econômicos da organização do trabalho na economia cafeeira do Rio de Janeiro. 1850-1888. <text:span text:style-name="T12">Revista Brasileira de Economia</text:span>, v. 32, n. 1, p. 43-67, 1978. </text:p>
      <text:p text:style-name="P18"/>
      <text:p text:style-name="P9"><text:soft-page-break/>______. Estimativa da longevidade de escravos no Brasil na segunda metade do século XIX. <text:span text:style-name="T12">Estudos econômicos</text:span>, v. 13, n. 1, p. 151-179, 1983.</text:p>
      <text:p text:style-name="P6"/>
      <text:p text:style-name="P8">MONASTERIO, L. M. FHC errou? A economia da escravidão no Brasil meridional. <text:span text:style-name="T12">História e Economia Revista Interdisciplinar</text:span>, São Paulo, v.1, n. 1, p. 13-28, 2005. </text:p>
      <text:p text:style-name="P6"/>
      <text:p text:style-name="P11">MONASTERIO, L. M; LOPES, D. Brasil sem imigrantes: estimativas de longo prazo baseadas em microdados. Rio de Janeiro: IPEA, 2018. </text:p>
      <text:p text:style-name="P6"/>
      <text:p text:style-name="P10">NABUCO, J. O abolicisionismo. Rio de Janeiro: BestBolso, 2010. </text:p>
      <text:p text:style-name="P6"/>
      <text:p text:style-name="P26"><text:span text:style-name="T6">NORTH, D. </text:span><text:span text:style-name="T7">Custos de Transação, Instituições e Desempenho Econômico</text:span><text:span text:style-name="T6">. Rio de Janeiro: </text:span><text:span text:style-name="T9">Instituto Liberal</text:span><text:span text:style-name="T6">, p. 1-25, 1994. </text:span></text:p>
      <text:p text:style-name="P26"><text:span text:style-name="T6"><text:s/></text:span></text:p>
      <text:p text:style-name="P26"><text:span text:style-name="T6">______. Desempenho econômico através do tempo. </text:span><text:span text:style-name="T7">Revista de Direito Administrativo</text:span><text:span text:style-name="T6">, Rio de Janeiro, v. 255, p. 13-30, set./dez. 2010. </text:span></text:p>
      <text:p text:style-name="P26"><text:span text:style-name="T6"><text:s/></text:span></text:p>
      <text:p text:style-name="P9">______. <text:span text:style-name="T12">Institutions, Institutional Change and Economic Performance</text:span>. Cambridge: Cambridge University Press, 1990. </text:p>
      <text:p text:style-name="P6"/>
      <text:p text:style-name="P8">NOGUERÓL, L. P. N. Mercado regional de escravos: Padrões de preços em Porto Alegre e Sabará – elementos de nossa formação econômica e social. <text:span text:style-name="T12">Ensaios FEE</text:span>, Porto Alegre, v. 23, Número Especial, p. 539-564, 2002. </text:p>
      <text:p text:style-name="P6"/>
      <text:p text:style-name="P9">SLENES, R.W. <text:span text:style-name="T12">The demography and economic of Brazilian slavery: 1850-1888</text:span>, Stanford, Stanford University, 1976. </text:p>
      <text:p text:style-name="P6"/>
      <text:p text:style-name="P9"><text:span text:style-name="T24">VERSIANI, F. R. Brazilian slavery: toward an economic analysis. </text:span><text:span text:style-name="T26">Revista Brasileira de Economia</text:span><text:span text:style-name="T24">, v. 48, n. 4, p. 463-478, 1994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XXXXXXXXXXXXXXXXXXXXXXXXXXXXXXXXXXXXXXXXXXXXXXXXXXXXXX</text:p>
      <text:p text:style-name="P6"/>
      <text:p text:style-name="P37"><text:bookmark text:name="65c9"/>DANTAS, C. Probabilidade: um curso introdutório. Ed.USP, 2008.</text:p>
      <text:p text:style-name="P39"><text:bookmark text:name="52dc"/><text:span text:style-name="T21">Figueiredo Filho &amp; Silva Júnior. Desvendando os Mistérios do Coeficiente de Correlação de Pearson (r).</text:span><text:span text:style-name="Emphasis"><text:span text:style-name="T21"> </text:span></text:span><text:span text:style-name="Emphasis"><text:span text:style-name="T22">Revista Política Hoje</text:span></text:span><text:span text:style-name="T21">, Vol. 18, n. 1, 2009.</text:span></text:p>
      <text:p text:style-name="P20"/>
      <text:p text:style-name="P6"/>
      <text:p text:style-name="P22"><text:span text:style-name="T10">9. </text:span><text:span text:style-name="T11">REFERÊNCIAS </text:span></text:p>
      <text:p text:style-name="P23"/>
      <text:p text:style-name="P24"><text:span text:style-name="T6">ABREU, M. de P. British business in Brazil: maturity and demise (1850-1950). </text:span><text:span text:style-name="T7">Revista brasileira de economia</text:span><text:span text:style-name="T6">, v. 54, n. 4, p. 383-413, p. 2000. </text:span></text:p>
      <text:p text:style-name="P15"/>
      <text:p text:style-name="P24"><text:span text:style-name="T6">______. O Brasil império e a economia mundial (Texto para discussão nº 662). Rio de Janeiro: </text:span><text:span text:style-name="T7">Departamento de economia PUC-Rio</text:span><text:span text:style-name="T6">, 2017. </text:span></text:p>
      <text:p text:style-name="P16"/>
      <text:p text:style-name="P34"><text:span text:style-name="T8">______; LAGO, L. A. C., do. A economia brasileira no Império, 1822-1889 (Texto para discussão nº 584). Rio de Janeiro: </text:span><text:span text:style-name="T7">Departamento de economia PUC-Rio</text:span><text:span text:style-name="T8">, 2012. </text:span></text:p>
      <text:p text:style-name="P24"><text:span text:style-name="T6">ACEMOGLU, D.; ROBINSON, J. A. </text:span><text:span text:style-name="T7">Why nations fail: the origins of power, prosperity, and poverty</text:span><text:span text:style-name="T6">. New York: Crown Publishers, 2012. </text:span></text:p>
      <text:p text:style-name="P24"><text:span text:style-name="T6"><text:s/></text:span></text:p>
      <text:p text:style-name="P24"><text:span text:style-name="T6">______; JOHNSON, S. H.; ROBINSON, J. A. The colonial origins of comparative development: an empirical investigation. </text:span><text:span text:style-name="T7">American Economic Review</text:span><text:span text:style-name="T6">, v. 91, n. 5, p. 1369-1401, 2001.</text:span></text:p>
      <text:p text:style-name="P16"/>
      <text:p text:style-name="P25"><text:span text:style-name="T13">ALENCASTRO, L. F. Prolétaires et Esclaves: Immigrés Portugais et Captifs Africains à Rio de Janeiro, 1850-1872. </text:span><text:span text:style-name="T14">Cahiers du Centre de Recherches d’Études Ibériques et Ibéro-americaines de Rouen</text:span><text:span text:style-name="T13">, v.4, p.119-156, 1984. </text:span></text:p>
      <text:p text:style-name="P16"/>
      <text:p text:style-name="P24"><text:span text:style-name="T6">BAI, J; PERRON, P. Estimating and testing linear models with multiple structural changes, Econometrica pp. 47–78, 1998.</text:span></text:p>
      <text:p text:style-name="P16"/>
      <text:p text:style-name="P24"><text:span text:style-name="T6">BAI, J; PERRON. Computation and analysis of multiple structural change models’, Journal of Applied Econometrics, v.8, n. 1, pp. 1–22, 2003.</text:span></text:p>
      <text:p text:style-name="P16"><text:soft-page-break/></text:p>
      <text:p text:style-name="P24"><text:span text:style-name="T6">BERGAD, L. W. </text:span><text:span text:style-name="T7">Slave and the demography and economic history of Minas Gerais, Brazil, 1720-1888</text:span><text:span text:style-name="T6">. Cambridge, Cambridge University, 1999. </text:span></text:p>
      <text:p text:style-name="P16"/>
      <text:p text:style-name="P24"><text:span text:style-name="T6">CASTRO, H. O. P. de. Viabilidade econômica da escravidão no Brasil: 1880-1888. </text:span><text:span text:style-name="T7">Revista Brasileira de Economia</text:span><text:span text:style-name="T6">, v. 27, n. 1, p. 43-67, jan.-mar. 1973 </text:span></text:p>
      <text:p text:style-name="P16"/>
      <text:p text:style-name="P24"><text:span text:style-name="T20">CAVALCANTE, J. L. A Lei de Terras de 1850 e a reafirmação do poder básico do Estado sobre a terra. </text:span><text:span text:style-name="Ênfase"><text:span text:style-name="T3">Revista Histórica</text:span></text:span><text:span text:style-name="T20">, São Paulo, ano 1, n. 2, p. 1-7, 2005. Disponível em: &lt;</text:span><text:a xlink:type="simple" xlink:href="https://goo.gl/M2YGtV" text:style-name="Link_20_da_20_Internet" text:visited-style-name="Link_20_da_20_Internet"><text:span text:style-name="Link_20_da_20_Internet"><text:span text:style-name="T15">https://goo.gl/M2YGtV</text:span></text:span></text:a><text:span text:style-name="T15">&gt;</text:span><text:span text:style-name="T23">.</text:span><text:span text:style-name="T15"> Acesso em 16 de setembro de 2019, às 20:15. </text:span></text:p>
      <text:p text:style-name="P27"/>
      <text:p text:style-name="P24"><text:span text:style-name="T6">COSTA, E. V. da. </text:span><text:span text:style-name="T7">A abolição</text:span><text:span text:style-name="T6">. São Paulo: editora UNESP, 2008. </text:span></text:p>
      <text:p text:style-name="P16"/>
      <text:p text:style-name="P24"><text:span text:style-name="T6">CHRISTILLINO, C. L. A Lei de Terras de 1850: uma face oculta da centralização monárquica. </text:span><text:span text:style-name="T7">Revista sociais e humanas</text:span><text:span text:style-name="T6">, v. 19, n. 1, p. 31-42, 2006. </text:span></text:p>
      <text:p text:style-name="P16"/>
      <text:p text:style-name="P24"><text:span text:style-name="T16">DRESCHER, S. A abolição brasileira em perspectiva comparativa. </text:span><text:span text:style-name="T18">História Social</text:span><text:span text:style-name="T16">, São Paulo, n. 2, p. 115-162, 1995. </text:span></text:p>
      <text:p text:style-name="P16"/>
      <text:p text:style-name="P24"><text:span text:style-name="T6">DOMAR, E. D.. The causes of slavery or serfdom: a hypothesis. </text:span><text:span text:style-name="T7">Journal of Economic History</text:span><text:span text:style-name="T6">, v. 30, n.1, p. 18-32, 1970. </text:span></text:p>
      <text:p text:style-name="P16"/>
      <text:p text:style-name="P16"/>
      <text:p text:style-name="P32"><text:span text:style-name="T4">ENDO, M. H.; GOMES, F. Suavização de consumo e quebras estruturais. In: ASSOCIAçãO NACIONAL DOS CENTROS DE PóS-GRADUAçãO EM ECONOMIA. Anais do XLIV Encontro Nacional de Economia [Proceedings of the 44th Brazilian Economics Meeting]. [S.l.], 2018</text:span></text:p>
      <text:p text:style-name="P16"/>
      <text:p text:style-name="P24"><text:span text:style-name="T6">EISENBERG, P. L. Escravo e proletário na história do Brasil. </text:span><text:span text:style-name="T7">Estudos econômicos</text:span><text:span text:style-name="T6">, v. 13, n. 1, p. 55-69, 1983. </text:span></text:p>
      <text:p text:style-name="P16"/>
      <text:p text:style-name="P24"><text:span text:style-name="T6">FLAUSINO, C. C. Negócios da escravidão: tráfico interno de escravos em Mariana, 1850-1886 (Dissertação de mestrado). </text:span><text:span text:style-name="T7">Instituto de Ciências Humanas</text:span><text:span text:style-name="T6">: UFJF, 2006. Disponível em: &lt;</text:span><text:a xlink:type="simple" xlink:href="https://repositorio.ufjf.br/jspui/handle/ufjf/3276" text:style-name="Link_20_da_20_Internet" text:visited-style-name="Link_20_da_20_Internet"><text:span text:style-name="Link_20_da_20_Internet">https://repositorio.ufjf.br/jspui/handle/ufjf/3276</text:span></text:a><text:span text:style-name="T6">&gt;. Acesso em 23 de julho de 2019, às 14:34. </text:span></text:p>
      <text:p text:style-name="P16"/>
      <text:p text:style-name="P24"><text:span text:style-name="T6">FOGEL, R.W; ELTON, G.R. Cuál de los caminos al pasado? Dos visiones de la historia. Fondo de Cultura Económica, 1983. </text:span></text:p>
      <text:p text:style-name="P16"/>
      <text:p text:style-name="P24"><text:span text:style-name="T6">FOGEL, R. W; ENGERMAN, S.T. </text:span><text:span text:style-name="T7">Time on the Cross: The Economics of American Negro Slavery</text:span><text:span text:style-name="T6">. Boston: Little, Brown and Company, 1974. </text:span></text:p>
      <text:p text:style-name="P28"/>
      <text:p text:style-name="P25"><text:span text:style-name="T17">FURTADO, C. Formação econômica do Brasil. São Paulo Companhia das Letras, 2007. </text:span></text:p>
      <text:p text:style-name="P28"/>
      <text:p text:style-name="P25"><text:span text:style-name="T17">GOLDIN, C. </text:span><text:span text:style-name="T19">Urban Slavery in the American South, 1820: quantitative history</text:span><text:span text:style-name="T17">. Chicago: University of Chicago Press, 1976. </text:span></text:p>
      <text:p text:style-name="P28"/>
      <text:p text:style-name="P25"><text:span text:style-name="T17">GORENDER, J. </text:span><text:span text:style-name="T19">A burguesia brasileira</text:span><text:span text:style-name="T17">. São Paulo: Editora Brasiliense, 1981. </text:span></text:p>
      <text:p text:style-name="P33"/>
      <text:p text:style-name="P25"><text:span text:style-name="T17">HOLANDA, Sergio Buarque. Prefácio do tradutor. In: DAVATZ, Thomas. Memórias de um colono no Brasil (1850). Belo Horizonte: Itatiaia; São Paulo: Edusp, 1980. </text:span></text:p>
      <text:p text:style-name="P28"/>
      <text:p text:style-name="P25"><text:soft-page-break/><text:span text:style-name="T17">KODAMA, K. et al. Mortalidade escrava durante a epidemia de cólera no Rio de Janeiro (1855 – 1856): uma análise preliminar. </text:span><text:span text:style-name="T19">História, Ciências, Saúde – Manguinhos</text:span><text:span text:style-name="T17">, Rio de Janeiro, v. 19, supl., p. 59-79, 2012. </text:span></text:p>
      <text:p text:style-name="P28"/>
      <text:p text:style-name="P25"><text:span text:style-name="T17">IBGE. </text:span><text:span text:style-name="T19">Estatísticas históricas do Brasil: séries econômicas, demográficas e sociais de 1550 a 1988</text:span><text:span text:style-name="T17">. Rio de Janeiro: IBGE, 1990. </text:span></text:p>
      <text:p text:style-name="P28"/>
      <text:p text:style-name="P24"><text:span text:style-name="T6">______. </text:span><text:span text:style-name="T7">Brasil: 500 anos de povoamento</text:span><text:span text:style-name="T6">. Rio de Janeiro: IBGE, 2007. </text:span></text:p>
      <text:p text:style-name="P16"/>
      <text:p text:style-name="P24"><text:span text:style-name="T6">______. </text:span><text:span text:style-name="T7">Brasil – 1938</text:span><text:span text:style-name="T6">. Rio de Janeiro: IBGE, 1939. </text:span></text:p>
      <text:p text:style-name="P16"/>
      <text:p text:style-name="P24"><text:span text:style-name="T6">KLEIN, H. S. A demografia do tráfico atlântico de escravos para o Brasil. </text:span><text:span text:style-name="T7">Estudos econômicos</text:span><text:span text:style-name="T6">, v. 17, n. 2, p. 129-149, 1987. </text:span></text:p>
      <text:p text:style-name="P16"/>
      <text:p text:style-name="P24"><text:span text:style-name="T6">LAGO, L. A. C. do. O surgimento da escravidão e a transição para o trabalho livre no Brasil: um modelo teórico simples e uma visão de longo prazo. </text:span><text:span text:style-name="T7">Revista brasileira de economia</text:span><text:span text:style-name="T6">, Rio de Janeiro, v. 42, n. 4, p. 317-369, 1988. </text:span></text:p>
      <text:p text:style-name="P16"/>
      <text:p text:style-name="P24"><text:span text:style-name="T6">______. </text:span><text:span text:style-name="T7">Da escravidão ao trabalho livre, 1550-1900</text:span><text:span text:style-name="T6">. São Paulo: Cia das Letras, 2014.</text:span></text:p>
      <text:p text:style-name="P29"/>
      <text:p text:style-name="P25"><text:span text:style-name="T16">LEFF, N. H. Custos de transporte, Investimentos em infraestrutura e desenvolvimento econômico no Brasil durante o século XIX. </text:span><text:span text:style-name="T18">Estudos econômicos</text:span><text:span text:style-name="T16">, v. 14, n. 3, p. 701-722, 1984. </text:span></text:p>
      <text:p text:style-name="P29"/>
      <text:p text:style-name="P25"><text:span text:style-name="T16">LOPES, J. R. L. de. A formação do direito comercial brasileiro: a criação dos tribunais de comércio do império. </text:span><text:span text:style-name="T18">Escola de direito de São Paulo (Direito GV)</text:span><text:span text:style-name="T16">, São Paulo, v. 4, n. 6, 2007. </text:span></text:p>
      <text:p text:style-name="P29"/>
      <text:p text:style-name="P25"><text:span text:style-name="T17">MADDISON, A. </text:span><text:span text:style-name="T19">The World Economy</text:span><text:span text:style-name="T17">. Paris: OECD, 2006.</text:span></text:p>
      <text:p text:style-name="P29"/>
      <text:p text:style-name="P25"><text:span text:style-name="T16">MANKIW, N. G. </text:span><text:span text:style-name="T18">Introdução à economia</text:span><text:span text:style-name="T16">. São Paulo: Cengage Learning, 2009. </text:span></text:p>
      <text:p text:style-name="P29"/>
      <text:p text:style-name="P25"><text:span text:style-name="T16">MARTINS, R. B. </text:span><text:span text:style-name="T18">A economia escravista de Minas Gerais no século XIX</text:span><text:span text:style-name="T16">. Belo Horizonte: CEDEPLAR/UFMG, 1980 (Texto para Discussão). </text:span></text:p>
      <text:p text:style-name="P30"/>
      <text:p text:style-name="P25"><text:span text:style-name="T16">MENDES, J. S. R. Desígnios da Lei de Terras: imigração, escravismo e propriedade fundiária no Brasil Império. </text:span><text:span text:style-name="T18">Caderno CRH</text:span><text:span text:style-name="T16">, Salvador, v. 22, n. 55, p. 173-184, 2009.</text:span></text:p>
      <text:p text:style-name="P30"/>
      <text:p text:style-name="P24"><text:span text:style-name="T6">MELLO, P. C. de. Aspectos econômicos da organização do trabalho na economia cafeeira do Rio de Janeiro. 1850-1888. </text:span><text:span text:style-name="T7">Revista Brasileira de Economia</text:span><text:span text:style-name="T6">, v. 32, n. 1, p. 43-67, 1978. </text:span></text:p>
      <text:p text:style-name="P16"/>
      <text:p text:style-name="P24"><text:span text:style-name="T6">______. Estimativa da longevidade de escravos no Brasil na segunda metade do século XIX. </text:span><text:span text:style-name="T7">Estudos econômicos</text:span><text:span text:style-name="T6">, v. 13, n. 1, p. 151-179, 1983.</text:span></text:p>
      <text:p text:style-name="P16"/>
      <text:p text:style-name="P24"><text:span text:style-name="T6">______. Os fazendeiros de café e o mercado financeiro e de capitais, 1871/88. </text:span><text:span text:style-name="T7">Estudos econômicos</text:span><text:span text:style-name="T6">, v. 14, n. 1, p. 145-161, 1984. </text:span></text:p>
      <text:p text:style-name="P17"/>
      <text:p text:style-name="P25"><text:span text:style-name="T6">______. A economia da escravidão nas fazendas de café: 1850-1888. Rio de Janeiro: PNPE, 1984. (Série Fac-símile). </text:span></text:p>
      <text:p text:style-name="P17"/>
      <text:p text:style-name="P24"><text:span text:style-name="T6">MONASTERIO, L. M. FHC errou? A economia da escravidão no Brasil meridional. </text:span><text:span text:style-name="T7">História e Economia Revista Interdisciplinar</text:span><text:span text:style-name="T6">, São Paulo, v.1, n. 1, p. 13-28, 2005. </text:span></text:p>
      <text:p text:style-name="P16"/>
      <text:p text:style-name="P24"><text:soft-page-break/><text:span text:style-name="T6">NETO, J. V. et al. Boxplot: um recurso gráfico para a análise e interpretação de dados quantitativos. </text:span><text:span text:style-name="T7">Rev. Odontol Bras Central</text:span><text:span text:style-name="T6">, v. 26, n. 76, p. 1-6, 2017. </text:span></text:p>
      <text:p text:style-name="P16"/>
      <text:p text:style-name="P24"><text:span text:style-name="T6">NOGUERÓL, L. P. N. Mercado regional de escravos: Padrões de preços em Porto Alegre e Sabará – elementos de nossa formação econômica e social. </text:span><text:span text:style-name="T7">Ensaios FEE</text:span><text:span text:style-name="T6">, Porto Alegre, v. 23, Número Especial, p. 539-564, 2002. </text:span></text:p>
      <text:p text:style-name="P16"/>
      <text:p text:style-name="P24"><text:span text:style-name="T6">NORTH, D. </text:span><text:span text:style-name="T7">Custos de Transação, Instituições e Desempenho Econômico</text:span><text:span text:style-name="T6">. Rio de Janeiro: </text:span><text:span text:style-name="T9">Instituto Liberal</text:span><text:span text:style-name="T6">, p. 1-25, 1994. </text:span></text:p>
      <text:p text:style-name="P24"><text:span text:style-name="T6"><text:s/></text:span></text:p>
      <text:p text:style-name="P24"><text:span text:style-name="T6">______. Desempenho econômico através do tempo. </text:span><text:span text:style-name="T7">Revista de Direito Administrativo</text:span><text:span text:style-name="T6">, Rio de Janeiro, v. 255, p. 13-30, set./dez. 2010. </text:span></text:p>
      <text:p text:style-name="P24"><text:span text:style-name="T6"><text:s/></text:span></text:p>
      <text:p text:style-name="P24"><text:span text:style-name="T6">______. </text:span><text:span text:style-name="T7">Institutions, Institutional Change and Economic Performance</text:span><text:span text:style-name="T6">. Cambridge: Cambridge University Press, 1990. </text:span></text:p>
      <text:p text:style-name="P24"><text:span text:style-name="T6"><text:s/></text:span></text:p>
      <text:p text:style-name="P24"><text:span text:style-name="T6">PERREIRA, W. L. C. M. de; PESSOA, T. C. Silêncios atlânticos: sujeitos e lugares prajeiros no tráfico ilegal de africanos para o Sudeste brasileiro (c.1830 – c.1860). </text:span><text:span text:style-name="T7">Estudos Históricos</text:span><text:span text:style-name="T6">, Rio de Janeiro, v. 32, n. 66, p. 79-100, 2019. </text:span></text:p>
      <text:p text:style-name="P16"/>
      <text:p text:style-name="P24"><text:span text:style-name="T6">SCHUMPETER, J. A. </text:span><text:span text:style-name="T7">Capitalismo, socialismo e democracia</text:span><text:span text:style-name="T6">. Rio de Janeiro: Editora Fundo de Cultura, 1961. </text:span></text:p>
      <text:p text:style-name="P16"/>
      <text:p text:style-name="P24"><text:span text:style-name="T6">SLENES, R.W. </text:span><text:span text:style-name="T7">The demography and economic of Brazilian slavery: 1850-1888</text:span><text:span text:style-name="T6">, Stanford, Stanford University, 1976. </text:span></text:p>
      <text:p text:style-name="P16"/>
      <text:p text:style-name="P25"><text:span text:style-name="T17">______. Os múltiplos de porcos e diamantes: a economia escrava de Minas Gerais do século XIX. </text:span><text:span text:style-name="T7">Estudos econômicos</text:span><text:span text:style-name="T6">, São Paulo, v. 18, n. 3, p. 449-495, 1988. </text:span></text:p>
      <text:p text:style-name="P17"/>
      <text:p text:style-name="P24"><text:span text:style-name="T2">VEBLEN, T. </text:span><text:span text:style-name="T1">A teoria da classe ociosa: um estudo econômico das instituições</text:span><text:span text:style-name="T2">. São Paulo: </text:span><text:span text:style-name="T5">Nova cultura, 1987.</text:span></text:p>
      <text:p text:style-name="P31"/>
      <text:p text:style-name="P25"><text:span text:style-name="T16">VERSIANI, F. R. Brazilian slavery: toward an economic analysis. </text:span><text:span text:style-name="T18">Revista Brasileira de Economia</text:span><text:span text:style-name="T16">, v. 48, n. 4, p. 463-478, 1994. </text:span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" svg:font-family="Arial" style:font-family-generic="swiss"/>
    <style:font-face style:name="Ivar Headline" svg:font-family="'Ivar Headline', Times, 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Ênfase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Link_20_da_20_Internet" style:display-name="Link da Internet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20:43:41.395235712</meta:creation-date>
    <meta:editing-duration>PT5M14S</meta:editing-duration>
    <meta:editing-cycles>2</meta:editing-cycles>
    <meta:generator>LibreOffice/7.3.7.2$Linux_X86_64 LibreOffice_project/30$Build-2</meta:generator>
    <dc:date>2023-05-16T00:10:01.865224236</dc:date>
    <meta:document-statistic meta:table-count="0" meta:image-count="0" meta:object-count="0" meta:page-count="7" meta:paragraph-count="97" meta:word-count="1862" meta:character-count="11936" meta:non-whitespace-character-count="10079"/>
  </office:meta>
</office:document-meta>
</file>